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4d2"/>
    </style:style>
    <style:style style:name="P2" style:family="paragraph" style:parent-style-name="Standard">
      <style:text-properties officeooo:paragraph-rsid="000b2409"/>
    </style:style>
    <style:style style:name="P3" style:family="paragraph" style:parent-style-name="Standard">
      <style:text-properties officeooo:paragraph-rsid="000bdbfd"/>
    </style:style>
    <style:style style:name="P4" style:family="paragraph" style:parent-style-name="Standard">
      <style:text-properties officeooo:paragraph-rsid="000d94e9"/>
    </style:style>
    <style:style style:name="P5" style:family="paragraph" style:parent-style-name="Standard">
      <style:text-properties officeooo:paragraph-rsid="000ec38c"/>
    </style:style>
    <style:style style:name="P6" style:family="paragraph" style:parent-style-name="Standard">
      <style:text-properties officeooo:paragraph-rsid="00104e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`thecool`.`book` (<text:line-break/> <text:s/>`id` INT NOT NULL AUTO_INCREMENT,<text:line-break/> <text:s/>`title` VARCHAR(45) NOT NULL,<text:line-break/> <text:s/>`publisher` VARCHAR(45) NOT NULL,<text:line-break/> <text:s/>`genre` VARCHAR(45) NOT NULL,<text:line-break/> <text:s/>`language` VARCHAR(45) NOT NULL,<text:line-break/> <text:s/>`auther` VARCHAR(45) NOT NULL,<text:line-break/> <text:s/>`age_rating` INT NOT NULL,<text:line-break/> <text:s/>`IBAN` VARCHAR(45) NOT NULL,<text:line-break/> <text:s/>PRIMARY KEY (`id`));</text:p>
      <text:p text:style-name="Standard"/>
      <text:p text:style-name="Standard">CREATE TABLE `thecool`.`author` (<text:line-break/> <text:s/>`author_id` INT NOT NULL AUTO_INCREMENT,<text:line-break/> <text:s/>`first_name` VARCHAR(45) NOT NULL,<text:line-break/> <text:s/>`last_name` VARCHAR(45) NOT NULL,<text:line-break/> <text:s/>PRIMARY KEY (`author_id`));<text:line-break/></text:p>
      <text:p text:style-name="Standard">CREATE TABLE `thecool`.`genre` (<text:line-break/> <text:s/>`genre_id` INT NOT NULL AUTO_INCREMENT,<text:line-break/> <text:s/>`genre_name` VARCHAR(45) NOT NULL,<text:line-break/> <text:s/>PRIMARY KEY (`genre_id`));<text:line-break/></text:p>
      <text:p text:style-name="Standard">CREATE TABLE `thecool`.`customer` (<text:line-break/> <text:s/>`id` INT NOT NULL AUTO_INCREMENT,<text:line-break/> <text:s/>`first_name` VARCHAR(45) NOT NULL,<text:line-break/> <text:s/>`last_name` VARCHAR(45) NOT NULL,<text:line-break/> <text:s/>`age` INT NOT NULL,<text:line-break/> <text:s/>`address` VARCHAR(45) NOT NULL,<text:line-break/> <text:s/>PRIMARY KEY (`id`));<text:line-break/></text:p>
      <text:p text:style-name="Standard">CREATE TABLE `thecool`.`transactions` (<text:line-break/> <text:s/>`id` INT NOT NULL AUTO_INCREMENT,<text:line-break/> <text:s/>`book_id` INT NOT NULL,<text:line-break/> <text:s/>`customer_id` INT NOT NULL,<text:line-break/> <text:s/>`date_borrowed` DATETIME NOT NULL,<text:line-break/> <text:s/>`book_returned` TINYINT NOT NULL,<text:line-break/> <text:s/>`date_returned` DATETIME NULL,<text:line-break/> <text:s/>`staff_id` INT NOT NULL,<text:line-break/> <text:s/>PRIMARY KEY (`id`));<text:line-break/></text:p>
      <text:p text:style-name="P1">CREATE TABLE `thecool`.`staff` (<text:line-break/> <text:s/>`id` INT NOT NULL AUTO_INCREMENT,<text:line-break/> <text:s/>`first_name` VARCHAR(45) NOT NULL,<text:line-break/> <text:s/>`last_name` VARCHAR(45) NOT NULL,<text:line-break/> <text:s/>`role` VARCHAR(45) NOT NULL,<text:line-break/> <text:s/>PRIMARY KEY (`id`));</text:p>
      <text:p text:style-name="P1"/>
      <text:p text:style-name="P2">ALTER TABLE `thecool`.`book` <text:line-break/>ADD COLUMN `inventory` INT NOT NULL AFTER `IBAN`,<text:line-break/>CHANGE COLUMN `genre` `genre` INT NOT NULL ;</text:p>
      <text:p text:style-name="P2"/>
      <text:p text:style-name="P3"><text:soft-page-break/>ALTER TABLE `thecool`.`book` <text:line-break/>ADD INDEX `genre_idx` (`genre` ASC) VISIBLE;<text:line-break/>;<text:line-break/>ALTER TABLE `thecool`.`book` <text:line-break/>ADD CONSTRAINT `genre`<text:line-break/> <text:s/>FOREIGN KEY (`genre`)<text:line-break/> <text:s/>REFERENCES `thecool`.`genre` (`genre_id`)<text:line-break/> <text:s/>ON DELETE NO ACTION<text:line-break/> <text:s/>ON UPDATE NO ACTION,<text:line-break/>ADD CONSTRAINT `auther`<text:line-break/> <text:s/>FOREIGN KEY (`id`)<text:line-break/> <text:s/>REFERENCES `thecool`.`author` (`author_id`)<text:line-break/> <text:s/>ON DELETE NO ACTION<text:line-break/> <text:s/>ON UPDATE NO ACTION;</text:p>
      <text:p text:style-name="P3"/>
      <text:p text:style-name="P4">ALTER TABLE `thecool`.`transactions` <text:line-break/>ADD INDEX `customer_id_idx` (`customer_id` ASC) VISIBLE;<text:line-break/>;<text:line-break/>ALTER TABLE `thecool`.`transactions` <text:line-break/>ADD CONSTRAINT `book_id`<text:line-break/> <text:s/>FOREIGN KEY (`id`)<text:line-break/> <text:s/>REFERENCES `thecool`.`book` (`id`)<text:line-break/> <text:s/>ON DELETE NO ACTION<text:line-break/> <text:s/>ON UPDATE NO ACTION,<text:line-break/>ADD CONSTRAINT `customer_id`<text:line-break/> <text:s/>FOREIGN KEY (`customer_id`)<text:line-break/> <text:s/>REFERENCES `thecool`.`customer` (`id`)<text:line-break/> <text:s/>ON DELETE NO ACTION<text:line-break/> <text:s/>ON UPDATE NO ACTION,<text:line-break/>ADD CONSTRAINT `staff_id`<text:line-break/> <text:s/>FOREIGN KEY (`id`)<text:line-break/> <text:s/>REFERENCES `thecool`.`staff` (`id`)<text:line-break/> <text:s/>ON DELETE NO ACTION<text:line-break/> <text:s/>ON UPDATE NO ACTION;<text:line-break/><text:line-break/>create view customer_history as<text:line-break/>select c.id as customer_id, b.id as book_id, b.title, t.date_borrowed, t.date_returned<text:line-break/>from customer c<text:line-break/>join transactions t on t.customer_id = c.id<text:line-break/>join book b on t.book_id = b.id;<text:line-break/><text:line-break/>create view book_history as<text:line-break/>select b.id as book_id, b.title, t.date_borrowed, t.date_returned, c.id as customer_id<text:line-break/>from customer c<text:line-break/>join transactions t on t.customer_id = c.id<text:line-break/>join book b on t.book_id = b.id;<text:line-break/></text:p>
      <text:p text:style-name="P4">ALTER TABLE `thecool`.`transactions` <text:line-break/>ADD COLUMN `date_due` DATETIME NULL AFTER `date_borrowed`;</text:p>
      <text:p text:style-name="P4"/>
      <text:p text:style-name="P4">delimiter //<text:line-break/><text:line-break/><text:soft-page-break/>create trigger add_due_date <text:line-break/><text:tab/>before insert<text:line-break/> <text:s text:c="3"/>on transactions<text:line-break/><text:tab/>for each row<text:line-break/>begin<text:line-break/><text:tab/>update transactions<text:line-break/> <text:s text:c="3"/>set new.date_due = date_add(new.date_borrowed, interval 7 day);<text:line-break/>end;<text:line-break/><text:line-break/>//<text:line-break/><text:line-break/>delimiter ;</text:p>
      <text:p text:style-name="P4"/>
      <text:p text:style-name="P5">ALTER TABLE `thecool`.`book` <text:line-break/>CHANGE COLUMN `IBAN` `ISBN` VARCHAR(45) NOT NULL ;</text:p>
      <text:p text:style-name="P5"/>
      <text:p text:style-name="P6">ALTER TABLE `thecool`.`book` <text:line-break/>CHANGE COLUMN `auther` `author` INT NOT NULL ;<text:line-break/></text:p>
      <text:p text:style-name="P6">ALTER TABLE `thecool`.`book` <text:line-break/>DROP FOREIGN KEY `auther`;<text:line-break/>ALTER TABLE `thecool`.`book` <text:line-break/>ADD CONSTRAINT `author`<text:line-break/> <text:s/>FOREIGN KEY (`id`)<text:line-break/> <text:s/>REFERENCES `thecool`.`author` (`author_id`);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1:02:06.595000000</meta:creation-date>
    <dc:date>2024-10-22T12:06:17.276000000</dc:date>
    <meta:editing-duration>PT1H4M5S</meta:editing-duration>
    <meta:editing-cycles>9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14" meta:word-count="432" meta:character-count="3451" meta:non-whitespace-character-count="2882"/>
  </office:meta>
</office:document-meta>
</file>